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32">
            <text:p>LGQ-832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1450.0">
            <text:p>145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33">
            <text:p>LGQ-833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3270.0">
            <text:p>3270.0</text:p>
          </table:table-cell>
          <table:table-cell office:value-type="float" office:value="70.0">
            <text:p>7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4">
            <text:p>Poz-65994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360.0">
            <text:p>236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61">
            <text:p>LGQ-861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1740.0">
            <text:p>1740.0</text:p>
          </table:table-cell>
          <table:table-cell office:value-type="float" office:value="70.0">
            <text:p>7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64">
            <text:p>LGQ-864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2160.0">
            <text:p>2160.0</text:p>
          </table:table-cell>
          <table:table-cell office:value-type="float" office:value="90.0">
            <text:p>9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Beta-450507">
            <text:p>Beta-450507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620.0">
            <text:p>3620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82974">
            <text:p>Poz-82974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315.0">
            <text:p>33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82975">
            <text:p>Poz-82975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305.0">
            <text:p>3305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87300">
            <text:p>Poz-87300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755.0">
            <text:p>375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34">
            <text:p>LGQ-834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2300.0">
            <text:p>230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62">
            <text:p>LGQ-862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3650.0">
            <text:p>365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6332">
            <text:p>Poz-56332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235.0">
            <text:p>3235.0</text:p>
          </table:table-cell>
          <table:table-cell office:value-type="float" office:value="30.0">
            <text:p>3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6333">
            <text:p>Poz-56333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3930.0">
            <text:p>3930.0</text:p>
          </table:table-cell>
          <table:table-cell office:value-type="float" office:value="35.0">
            <text:p>35.0</text:p>
          </table:table-cell>
          <table:table-cell office:value-type="string" office:value="Bittium recticulatum">
            <text:p>Bittium recticulat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9">
            <text:p>-2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2">
            <text:p>Poz-58642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945.0">
            <text:p>945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4">
            <text:p>Poz-58644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915.0">
            <text:p>291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8">
            <text:p>-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6">
            <text:p>Poz-58646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730.0">
            <text:p>73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8">
            <text:p>Poz-58648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1400.0">
            <text:p>140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50">
            <text:p>Poz-58650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1940.0">
            <text:p>19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51">
            <text:p>Poz-58651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1650.0">
            <text:p>165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1969">
            <text:p>Poz-61969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900.0">
            <text:p>290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1972">
            <text:p>Poz-61972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945.0">
            <text:p>294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8">
            <text:p>Poz-65998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00.0">
            <text:p>200.0</text:p>
          </table:table-cell>
          <table:table-cell office:value-type="float" office:value="60.0">
            <text:p>60.0</text:p>
          </table:table-cell>
          <table:table-cell office:value-type="string" office:value="Organics and plant remains">
            <text:p>Organics an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25">
            <text:p>Poz-65925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 + plant remains">
            <text:p>Organic sediment +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1">
            <text:p>Poz-65991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6">
            <text:p>Poz-65996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780.0">
            <text:p>78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5">
            <text:p>Poz-65995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245.0">
            <text:p>2245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2">
            <text:p>Poz-65992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290.0">
            <text:p>229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